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976d0" officeooo:paragraph-rsid="00093a91"/>
    </style:style>
    <style:style style:name="P3" style:family="paragraph" style:parent-style-name="Standard">
      <style:text-properties officeooo:paragraph-rsid="000db818"/>
    </style:style>
    <style:style style:name="P4" style:family="paragraph" style:parent-style-name="Standard">
      <style:text-properties officeooo:rsid="000db818" officeooo:paragraph-rsid="000db818"/>
    </style:style>
    <style:style style:name="P5" style:family="paragraph" style:parent-style-name="Standard">
      <style:text-properties officeooo:rsid="000f9fde" officeooo:paragraph-rsid="000f9fde"/>
    </style:style>
    <style:style style:name="P6" style:family="paragraph" style:parent-style-name="Standard">
      <style:text-properties officeooo:rsid="000f9fde" officeooo:paragraph-rsid="0028fe98"/>
    </style:style>
    <style:style style:name="P7" style:family="paragraph" style:parent-style-name="Standard">
      <style:text-properties officeooo:rsid="00114a5b" officeooo:paragraph-rsid="00114a5b"/>
    </style:style>
    <style:style style:name="P8" style:family="paragraph" style:parent-style-name="Standard">
      <style:text-properties officeooo:rsid="001208f6" officeooo:paragraph-rsid="001208f6"/>
    </style:style>
    <style:style style:name="P9" style:family="paragraph" style:parent-style-name="Standard">
      <style:text-properties officeooo:rsid="001208f6" officeooo:paragraph-rsid="001baa2a"/>
    </style:style>
    <style:style style:name="P10" style:family="paragraph" style:parent-style-name="Standard">
      <style:text-properties officeooo:rsid="001208f6" officeooo:paragraph-rsid="0025153a"/>
    </style:style>
    <style:style style:name="P11" style:family="paragraph" style:parent-style-name="Standard">
      <style:text-properties officeooo:rsid="0014e716" officeooo:paragraph-rsid="001baa2a"/>
    </style:style>
    <style:style style:name="P12" style:family="paragraph" style:parent-style-name="Standard">
      <style:text-properties officeooo:rsid="0014e716" officeooo:paragraph-rsid="0028fe98"/>
    </style:style>
    <style:style style:name="P13" style:family="paragraph" style:parent-style-name="Standard">
      <style:text-properties officeooo:rsid="0014e716" officeooo:paragraph-rsid="002a5eb9"/>
    </style:style>
    <style:style style:name="P14" style:family="paragraph" style:parent-style-name="Standard">
      <style:text-properties officeooo:rsid="001baa2a" officeooo:paragraph-rsid="001baa2a"/>
    </style:style>
    <style:style style:name="P15" style:family="paragraph" style:parent-style-name="Standard">
      <style:text-properties officeooo:rsid="001baa2a" officeooo:paragraph-rsid="001cf52a"/>
    </style:style>
    <style:style style:name="P16" style:family="paragraph" style:parent-style-name="Standard">
      <style:text-properties officeooo:rsid="001cf52a" officeooo:paragraph-rsid="001cf52a"/>
    </style:style>
    <style:style style:name="P17" style:family="paragraph" style:parent-style-name="Standard">
      <style:text-properties officeooo:rsid="001d400e" officeooo:paragraph-rsid="001d400e"/>
    </style:style>
    <style:style style:name="P18" style:family="paragraph" style:parent-style-name="Standard">
      <style:text-properties officeooo:rsid="001e55eb" officeooo:paragraph-rsid="001e55eb"/>
    </style:style>
    <style:style style:name="P19" style:family="paragraph" style:parent-style-name="Standard">
      <style:text-properties officeooo:rsid="001fd231" officeooo:paragraph-rsid="001fd231"/>
    </style:style>
    <style:style style:name="P20" style:family="paragraph" style:parent-style-name="Standard">
      <style:text-properties officeooo:paragraph-rsid="001fd231"/>
    </style:style>
    <style:style style:name="P21" style:family="paragraph" style:parent-style-name="Standard">
      <style:text-properties officeooo:rsid="00218fde" officeooo:paragraph-rsid="00218fde"/>
    </style:style>
    <style:style style:name="P22" style:family="paragraph" style:parent-style-name="Standard">
      <style:text-properties officeooo:rsid="0023f9d7" officeooo:paragraph-rsid="0023f9d7"/>
    </style:style>
    <style:style style:name="P23" style:family="paragraph" style:parent-style-name="Standard">
      <style:text-properties officeooo:rsid="00128d6c" officeooo:paragraph-rsid="0025153a"/>
    </style:style>
    <style:style style:name="P24" style:family="paragraph" style:parent-style-name="Standard">
      <style:text-properties officeooo:paragraph-rsid="001d400e"/>
    </style:style>
    <style:style style:name="P25" style:family="paragraph" style:parent-style-name="Standard">
      <style:text-properties officeooo:paragraph-rsid="002701ca"/>
    </style:style>
    <style:style style:name="P26" style:family="paragraph" style:parent-style-name="Standard">
      <style:text-properties officeooo:paragraph-rsid="00218fde"/>
    </style:style>
    <style:style style:name="P27" style:family="paragraph" style:parent-style-name="Standard">
      <style:text-properties officeooo:rsid="002a5eb9" officeooo:paragraph-rsid="002a5eb9"/>
    </style:style>
    <style:style style:name="P28" style:family="paragraph" style:parent-style-name="Standard">
      <style:text-properties officeooo:rsid="001baa2a" officeooo:paragraph-rsid="001baa2a"/>
    </style:style>
    <style:style style:name="P29" style:family="paragraph" style:parent-style-name="Standard">
      <style:text-properties officeooo:rsid="001cf52a" officeooo:paragraph-rsid="001cf52a"/>
    </style:style>
    <style:style style:name="P30" style:family="paragraph" style:parent-style-name="Standard">
      <style:text-properties style:font-name="Liberation Serif" officeooo:rsid="00230855" officeooo:paragraph-rsid="00218fde"/>
    </style:style>
    <style:style style:name="P31" style:family="paragraph" style:parent-style-name="Standard">
      <style:text-properties style:font-name="Liberation Serif" officeooo:rsid="0023f9d7" officeooo:paragraph-rsid="0023f9d7"/>
    </style:style>
    <style:style style:name="P32" style:family="paragraph" style:parent-style-name="Standard">
      <style:text-properties style:font-name="Liberation Serif" officeooo:rsid="0025153a" officeooo:paragraph-rsid="0023f9d7"/>
    </style:style>
    <style:style style:name="P33" style:family="paragraph" style:parent-style-name="Standard">
      <style:text-properties style:font-name="Liberation Serif" officeooo:rsid="0025153a" officeooo:paragraph-rsid="0025153a"/>
    </style:style>
    <style:style style:name="P34" style:family="paragraph" style:parent-style-name="Standard">
      <style:text-properties style:font-name="Liberation Serif" officeooo:rsid="002701ca" officeooo:paragraph-rsid="002701ca"/>
    </style:style>
    <style:style style:name="P35" style:family="paragraph" style:parent-style-name="Standard">
      <style:text-properties style:font-name="Liberation Serif" officeooo:rsid="00139760" officeooo:paragraph-rsid="002701ca"/>
    </style:style>
    <style:style style:name="P36" style:family="paragraph" style:parent-style-name="Standard">
      <style:text-properties officeooo:rsid="0028fe98" officeooo:paragraph-rsid="002a5eb9"/>
    </style:style>
    <style:style style:name="T1" style:family="text">
      <style:text-properties officeooo:rsid="000b8c5b"/>
    </style:style>
    <style:style style:name="T2" style:family="text">
      <style:text-properties officeooo:rsid="000d8614"/>
    </style:style>
    <style:style style:name="T3" style:family="text">
      <style:text-properties officeooo:rsid="000db818"/>
    </style:style>
    <style:style style:name="T4" style:family="text">
      <style:text-properties officeooo:rsid="000f9fde"/>
    </style:style>
    <style:style style:name="T5" style:family="text">
      <style:text-properties officeooo:rsid="00114a5b"/>
    </style:style>
    <style:style style:name="T6" style:family="text">
      <style:text-properties officeooo:rsid="001208f6"/>
    </style:style>
    <style:style style:name="T7" style:family="text">
      <style:text-properties officeooo:rsid="00128d6c"/>
    </style:style>
    <style:style style:name="T8" style:family="text">
      <style:text-properties officeooo:rsid="00139760"/>
    </style:style>
    <style:style style:name="T9" style:family="text">
      <style:text-properties officeooo:rsid="0014e716"/>
    </style:style>
    <style:style style:name="T10" style:family="text">
      <style:text-properties officeooo:rsid="0019f5c6"/>
    </style:style>
    <style:style style:name="T11" style:family="text">
      <style:text-properties officeooo:rsid="001aae54"/>
    </style:style>
    <style:style style:name="T12" style:family="text">
      <style:text-properties officeooo:rsid="001baa2a"/>
    </style:style>
    <style:style style:name="T13" style:family="text">
      <style:text-properties officeooo:rsid="001cf52a"/>
    </style:style>
    <style:style style:name="T14" style:family="text">
      <style:text-properties officeooo:rsid="001d400e"/>
    </style:style>
    <style:style style:name="T15" style:family="text">
      <style:text-properties officeooo:rsid="001e55eb"/>
    </style:style>
    <style:style style:name="T16" style:family="text">
      <style:text-properties style:font-name="Liberation Serif1"/>
    </style:style>
    <style:style style:name="T17" style:family="text">
      <style:text-properties style:font-name="Liberation Serif1" officeooo:rsid="001e55eb"/>
    </style:style>
    <style:style style:name="T18" style:family="text">
      <style:text-properties style:font-name="Liberation Serif"/>
    </style:style>
    <style:style style:name="T19" style:family="text">
      <style:text-properties style:font-name="Liberation Serif" officeooo:rsid="00230855"/>
    </style:style>
    <style:style style:name="T20" style:family="text">
      <style:text-properties style:font-name="Liberation Serif" officeooo:rsid="0025153a"/>
    </style:style>
    <style:style style:name="T21" style:family="text">
      <style:text-properties style:font-name="Liberation Serif" officeooo:rsid="002701ca"/>
    </style:style>
    <style:style style:name="T22" style:family="text">
      <style:text-properties style:font-name="Liberation Serif" officeooo:rsid="001208f6"/>
    </style:style>
    <style:style style:name="T23" style:family="text">
      <style:text-properties style:font-name="Liberation Serif" officeooo:rsid="00139760"/>
    </style:style>
    <style:style style:name="T24" style:family="text">
      <style:text-properties officeooo:rsid="001fd231"/>
    </style:style>
    <style:style style:name="T25" style:family="text">
      <style:text-properties officeooo:rsid="00218fde"/>
    </style:style>
    <style:style style:name="T26" style:family="text">
      <style:text-properties officeooo:rsid="0025153a"/>
    </style:style>
    <style:style style:name="T27" style:family="text">
      <style:text-properties officeooo:rsid="002701ca"/>
    </style:style>
    <style:style style:name="T28" style:family="text">
      <style:text-properties officeooo:rsid="0028fe98"/>
    </style:style>
    <style:style style:name="T29" style:family="text">
      <style:text-properties officeooo:rsid="002a5eb9"/>
    </style:style>
    <style:style style:name="T30" style:family="text">
      <style:text-properties officeooo:rsid="002ba4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n nom est Iksana Vinaya, mais je vous prie de m’appel<text:span text:style-name="T3">er</text:span> que par mon nom : <text:span text:style-name="T1">Vinaya, symbole de guidance</text:span>. Seul mes amis et mes proches ont le privilège de m’appeler par mon prénom.</text:p>
      <text:p text:style-name="P2"/>
      <text:p text:style-name="P3"><text:span text:style-name="T1">Comme vous l’auriez sûrement remarqué depuis le début de cette conversation, je suis <text:s/></text:span><text:span text:style-name="T2">descendante de ce que le commun des mortels appelle « </text:span><text:span text:style-name="T1">Tieffelin ». </text:span><text:span text:style-name="T2">Il en va de son évidence que </text:span><text:span text:style-name="T3">ce simple fait vient avec son lot d’inconvéniences. Mais je ne suis pas là pour déblatérer inutilement à propos du regard que je subis.</text:span></text:p>
      <text:p text:style-name="P3"/>
      <text:p text:style-name="P4">Cela fait maintenant <text:span text:style-name="T4">vingt-quatre </text:span><text:s/>longues années que je suis sur terre. J’ai vécu, pour une bonne partie de cette vie avec ma mère ainsi qu’une <text:span text:style-name="T4">grande sœur. <text:s/>Je préfère survolé l’affaire de mon...disons « géniteur », étant un sujet dont je ne suis pas très friande en tout honnêteté.</text:span></text:p>
      <text:p text:style-name="P5">J’ai eu la chance de grandir dans un environnement relativement sain pour mon peuple. Même si je suppose que cela vient plutôt de la confiance que les marchands avait en ma mère plutôt qu’une ouverture d’esprit.</text:p>
      <text:p text:style-name="P5">En effet, nous étions les seules Tieffelins dans les environs. De ce que j’ai compris, ce n’est qu’au début de sa vie indépendante que ma mère se faisait juger constamment. Mais grâce à sa gentillesse ainsi que l’aide qu’elle apportait, elle fut rapidement traitée comme une semblable. Elle avait ancré en moi une volonté d’aidé son prochain qui me suit encore aujourd’hui. <text:span text:style-name="T26">J’étais une enfant assez solitaire, les autres enfants restaient tout de même craintifs et avaient tendance à être facilement intimider.</text:span></text:p>
      <text:p text:style-name="P5"/>
      <text:p text:style-name="P6">Lorsque mon adolescence commença, je fus fascinée par la magie. N’ayant pas été née avec un don naturel, j’ai décidé de trouver un moyen de m’approprier ce monde qui me faisait tant rêver. <text:span text:style-name="T5">C’est à la même époque que m</text:span>a sœur décida de partir <text:span text:style-name="T5">dans sa propre voix, clamant qu’elle avait besoin d’aventures et de voyages.</text:span></text:p>
      <text:p text:style-name="P6"><text:span text:style-name="T28">Avant de partir pour mes études d’apprenties, ma mère me confia un parchemin. Elle ne dit pas un mot. J’ai de suite compris l’importance et le poids de ce qu’elle me remis. Non seulement c’était un secret, mais aussi un qui aurait de graves conséquences entre de mauvaise mains. </text:span><text:span text:style-name="T5"><text:s/></text:span></text:p>
      <text:p text:style-name="P7">Mes études commencèrent, <text:span text:style-name="T6">j’ai montré une détermination forte et puissante. Avec l’espoir de pouvoir aider des personnes en détresse et pouvoir faire quelque chose de grandiose.</text:span></text:p>
      <text:p text:style-name="P8">J’avais toujours ce sentiment qui me suivait, je voulais en apprendre toujours plus, toujours me surpasser. Je voulais toujours me dépasser.</text:p>
      <text:p text:style-name="P9">Mais malheureusement, en étant dans un milieu dont personne connaissait ni moi ni ma famille, les craintes dont j’ai été préparé à subir se sont produites. Mon environnement me craignait, m’évitait, m’insultait ou bien allait jusqu’à essayer de m’attaquer, tout en m’aboyant à quel point j’étais une erreur de la nature qui n’aurait jamais dû exister.</text:p>
      <text:p text:style-name="P23">Tout cet environnement m’a alors rendu distante, ou également maladroite dans les situations sociales.</text:p>
      <text:p text:style-name="P23"/>
      <text:p text:style-name="P10"><text:span text:style-name="T7">Du moins c’était vraiment le cas jusqu’à que je rencontre cette demi-elfe. </text:span><text:span text:style-name="T8">Elle a été </text:span><text:span text:style-name="T9">ce rayon de lumière dans cette nuit de violence que je subissais chaque jour.</text:span></text:p>
      <text:p text:style-name="P10"/>
      <text:p text:style-name="P14">Un jour, ces aboiements ont prie une tournure pour le moins inattendu. Ils m’ont attaqué. J’ai eu l’impression de subir leur attaques pendant des heures. J’ai dû subir un échantillon de tous les éléments sur ma peau. Tout ce que je me souviens c’est l’énorme douleur que je ressentais et soudainement.</text:p>
      <text:p text:style-name="P14">Un silence.</text:p>
      <text:p text:style-name="P14">Ce silence vibrait en moi comme une voix dans ma tête, ne me disant que ces simples mots en boucle : «Relève-toi et rends-<text:span text:style-name="T30">moi</text:span> fier ».</text:p>
      <text:p text:style-name="P16"><text:soft-page-break/>Pendant un bref instant, les attaques se stoppèrent. Mon corps bougeait seul, j’étais comme spectatrice de ma propre vie.</text:p>
      <text:p text:style-name="P15">Je me relevais, toujours assourdie par ce silence et par cette sensation de paroles, les yeux d’un noir pure, <text:span text:style-name="T13">ne faisant aucune réflexion. Seulement du vide</text:span>. <text:span text:style-name="T13">Des flammes violettes gigantesques m’entouraient et ma voix résonnait à en faire vriller des tympans. « Comment osez-vous vous prendre à </text:span><text:span text:style-name="T30">m</text:span><text:span text:style-name="T13">a lignée ! Vous subirez des conséquences à la hauteur de vos actes ! »</text:span></text:p>
      <text:p text:style-name="P16">Tous ceux présent lors de cette scène fuirent. Me laissant seule, blessée. </text:p>
      <text:p text:style-name="P16">Je tombais à terre quand je me sentie soulever par une force. Mes yeux tentaient de faire une mise au point sur la personne mais je fus éblouie. Illuminée par le soleil cachant les moindres détails de son apparence.</text:p>
      <text:p text:style-name="P16">Puis, plus rien.</text:p>
      <text:p text:style-name="P17">De retour dans le silence complet.</text:p>
      <text:p text:style-name="P16"/>
      <text:p text:style-name="P16"><text:span text:style-name="T24">Lorsque je me suis réveillée</text:span>, il faisait nuit. Dans ce qui semblait être un lit d’infirmerie. Mon corps était complètement bandée et me faisait une douleur à chaque mouvement. </text:p>
      <text:p text:style-name="P24"><text:span text:style-name="T14">La seule chose que mes yeux me laissaient entrevoir était une autre femme assise </text:span><text:span text:style-name="T26">à mon chevet, assouplie sur le bord de mon lit.</text:span><text:span text:style-name="T14"> C’était la seule personne qui était ici. Elle avait l’air endormie. </text:span><text:span text:style-name="T17">À</text:span><text:span text:style-name="T15"> ce que je pouvais me souvenir, elle ressemblait à cette personne que j’ai vu juste </text:span><text:span text:style-name="T24">avant de m’écrouler.</text:span></text:p>
      <text:p text:style-name="P17">Une demi-heure plus tard. <text:span text:style-name="T15">Je n’arrivais toujours pas à dormir, je regarderais attentivement la nuit étoilée au travers de la fenêtre.</text:span></text:p>
      <text:p text:style-name="P18">Elle se réveilla.</text:p>
      <text:p text:style-name="P18">Cette fille qui <text:span text:style-name="T24">est sûrement celle qui m’avait amené ici se réveilla enfin. Elle se frotta les yeux.</text:span></text:p>
      <text:p text:style-name="P20"><text:span text:style-name="T24">Je décidai donc de commencer la conversation : « </text:span><text:span text:style-name="T25">B-…Bonsoir ?</text:span><text:span text:style-name="T24">».</text:span></text:p>
      <text:p text:style-name="P19">Elle prit un instant, elle se refrotta les yeux comme si elle doutait si elle était bien réveillée.</text:p>
      <text:p text:style-name="P19">« Oh mes dieux ! Tu es réveillée ! Je suis tellement soulagée ! » </text:p>
      <text:p text:style-name="P19">« <text:span text:style-name="T25">Oh, c’est donc toi qui m’a ramené ici. Merci beaucoup. »</text:span></text:p>
      <text:p text:style-name="P19">«<text:span text:style-name="T25">Me remercie pas c’est normal! J’allais pas te laisser inconsciente dehors ! »</text:span></text:p>
      <text:p text:style-name="P21"><text:span text:style-name="T16">À</text:span><text:span text:style-name="T18"> ce moment précis, des larmes ont commencé à couler sur mes joues. C’était la première fois que quelqu’un avait pris soins de moi. Je ne pouvais m’arrêter d’exprimer ma gratitude et à quel point je lui étais redevable.</text:span></text:p>
      <text:p text:style-name="P21"><text:span text:style-name="T18">« </text:span><text:span text:style-name="T19">Tout va bien se passer maintenant. Avec ton petit spectacle personne t’embêtera j’en suis sûre ! D’ailleurs c’était magnifique ! »</text:span></text:p>
      <text:p text:style-name="P30">« M-...Magnifique ? Je doute… Comment ça se fait que tu es été la seule personne à rester ? »</text:p>
      <text:p text:style-name="P22"><text:span text:style-name="T19">E</text:span><text:span text:style-name="T18">lle prit un instant avant de répondre.</text:span></text:p>
      <text:p text:style-name="P31">« -Honnêtement...Je t’avais déjà repérée avant et je sais que tu est vraiment déterminée. Ça m’a suffit. »</text:p>
      <text:p text:style-name="P22"><text:span text:style-name="T18">« </text:span><text:span text:style-name="T20">Oh..merci »</text:span></text:p>
      <text:p text:style-name="P32"/>
      <text:p text:style-name="P33">Il y avait un moment de silence encore. Les deux jeunes apprenti ne savaient que dire.</text:p>
      <text:p text:style-name="P33">« Oh j’oubliais, le médecin a dit que tes blessures sont surtout superficielles. Tu risques d’avoir des cicatrices mais pas des effets à long termes. Évite de trop bouger et tout se passera bien. »</text:p>
      <text:p text:style-name="P33"/>
      <text:p text:style-name="P25"><text:span text:style-name="T20">Elle me sourit et se prépara à se lever. Ma voix sortit contre mon gré, lui demandant de rester pour la nuit. Sans que je puisse réaliser ce que je faisais, mon corps l’avait déjà supplié de m’accompagner pour la nuit, en pleurant, tout en </text:span><text:span text:style-name="T21">lui tenant faiblement la manche. J’avais l’impression que je ne pouvais pas la laisser partir cette nuit. Peut-être que c’était un mélange de peur, ou bien même que c’était le choque qui me poussait à agir de la sorte.</text:span></text:p>
      <text:p text:style-name="P34"><text:soft-page-break/>Elle me sourit d’un sourire les plus chaleureux que j’ai connue. Et me demanda de lui faire une place. Je me poussais aussi mal que je pouvais. Elle s’était allongée sur le côté, me regardant, avec son bras sur mon corps.</text:p>
      <text:p text:style-name="P25"><text:span text:style-name="T21">« Au fait, moi c’est </text:span><text:span text:style-name="T23">Candrin</text:span><text:span text:style-name="T22"> </text:span><text:span text:style-name="T23">Jvalaka, </text:span><text:span text:style-name="T21">mais je te prie de m’appeler Candrin.</text:span><text:span text:style-name="T23"> » </text:span></text:p>
      <text:p text:style-name="P25"><text:span text:style-name="T23">« </text:span><text:span text:style-name="T21">M-moi c’est Iksana Vinaya… Et euh, appelle moi aussi par mon prénom »</text:span></text:p>
      <text:p text:style-name="P35">Elle me disait que son nom signifiait « Lumière dorée ». Et cette définition ne pouvait mieux lui correspondre. </text:p>
      <text:p text:style-name="P34"/>
      <text:p text:style-name="P34">Pendant ma convalescence, elle m’apporta mes cours et on continua de discuter ensemble après.</text:p>
      <text:p text:style-name="P26"/>
      <text:p text:style-name="P11">Nous nous sommes très rapidement rapprochés et <text:span text:style-name="T10">a</text:span>vons été connues comme « Des astres ambulants », <text:span text:style-name="T10">nous nous protégions l’un l’autre et avions développé une excellent</text:span><text:span text:style-name="T27">e</text:span><text:span text:style-name="T10"> synergie dont beaucoup enviait. Pour être tout à fait honnête, je commençais à développer des sentiments plus...profonds envers elle. </text:span><text:span text:style-name="T11">J’ai très vite remarqué que mes sentiments étaient malheureusement à sens unique, mais ce n’était pas grave. Nous venions de toute manière de deux mondes différents, il était improbable qu’une demi-elfe puisse tombé amoureuse d’une sang infernale comme moi. J’ai accepté ce fait et est dissimuler du mieux que je pouvais mon affection plus que raisonnable envers elle. </text:span></text:p>
      <text:p text:style-name="P13"><text:span text:style-name="T12">Les années avancèrent, nos études arrivèrent à leur terme. Notre duo décida d’explorer des terres ensemble pour commencer. </text:span><text:span text:style-name="T28">Nous étions désormais deux magiciennes en quête de progrès personnel. <text:s/>Malheureusement nous avions dû nous séparer dans nos voyages. Nous avons décidé de nous offrir un collier avec un </text:span><text:span text:style-name="T29">médaillon en or en forme de</text:span><text:span text:style-name="T28"> soleil </text:span><text:span text:style-name="T29">à moitié caché par une lune. Le début d’une éclipse.</text:span><text:span text:style-name="T28"> <text:s/></text:span></text:p>
      <text:p text:style-name="P27">Quand je sens mes émotions me submergé, attrapé ce collier m’aide à me calmer.</text:p>
      <text:p text:style-name="P36">Nous gardions tout de même un moyen de communiquer grâce à un aigle que nous avions apprivoisé. Nous nous échangions des lettres.</text:p>
      <text:p text:style-name="P12"><text:span text:style-name="T28">Du moins jusqu’à aujourd’hui, </text:span><text:span text:style-name="T29">quelques années plus tard.</text:span><text:span text:style-name="T28"> J’ai reçu une lettre dont je sens le poids émotionnel être lourd. Pour être honnête j’ai peur de l’ouvrir. </text:span><text:span text:style-name="T29">Je pense que j’ai besoin d’attendre encore un peu avant de l’ouvri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5T21:12:16.971000000</meta:creation-date>
    <meta:editing-duration>PT19H47M44S</meta:editing-duration>
    <meta:editing-cycles>7</meta:editing-cycles>
    <meta:generator>LibreOffice/7.0.4.2$Windows_X86_64 LibreOffice_project/dcf040e67528d9187c66b2379df5ea4407429775</meta:generator>
    <dc:date>2021-01-31T14:27:43.120000000</dc:date>
    <meta:document-statistic meta:table-count="0" meta:image-count="0" meta:object-count="0" meta:page-count="3" meta:paragraph-count="51" meta:word-count="1512" meta:character-count="8820" meta:non-whitespace-character-count="7345"/>
  </office:meta>
</office:document-meta>
</file>